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8fabb" officeooo:paragraph-rsid="0018fabb" style:font-size-asian="14pt" style:font-size-complex="14pt"/>
    </style:style>
    <style:style style:name="P3" style:family="paragraph" style:parent-style-name="Standard">
      <style:text-properties fo:font-size="14pt" officeooo:paragraph-rsid="001c6b33" style:font-size-asian="14pt" style:font-size-complex="14pt"/>
    </style:style>
    <style:style style:name="P4" style:family="paragraph" style:parent-style-name="Standard">
      <style:text-properties fo:font-size="14pt" fo:font-weight="bold" officeooo:rsid="0018fabb" officeooo:paragraph-rsid="0018fab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debfe" officeooo:paragraph-rsid="001debf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f5d1f" officeooo:paragraph-rsid="001f5d1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03a6d" officeooo:paragraph-rsid="00203a6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23587a" officeooo:paragraph-rsid="0023587a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244454" officeooo:paragraph-rsid="00244454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5da53" officeooo:paragraph-rsid="0025da53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normal" officeooo:rsid="001debfe" officeooo:paragraph-rsid="001debfe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f5d1f" officeooo:paragraph-rsid="001f5d1f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03a6d" officeooo:paragraph-rsid="00203a6d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23587a" officeooo:paragraph-rsid="0023587a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244454" officeooo:paragraph-rsid="00244454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25da53" officeooo:paragraph-rsid="0025da53" style:font-size-asian="14pt" style:font-weight-asian="normal" style:font-size-complex="14pt" style:font-weight-complex="normal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paragraph-properties fo:text-align="center" style:writing-mode="lr-tb"/>
      <style:text-properties fo:font-size="12pt"/>
    </style:style>
    <style:style style:name="P22" style:family="paragraph">
      <loext:graphic-properties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25in" fo:min-width="0.39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="Arrow" draw:marker-end-width="0.1291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2508in" fo:min-width="0.39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</text:p>
      <text:p text:style-name="P1">The programming languages where the type is checked at compile time are called</text:p>
      <text:p text:style-name="P1">statically typed languages while the programming languages where the type is</text:p>
      <text:p text:style-name="P1">checked at runtime are called dynamically typed programming languages.</text:p>
      <text:p text:style-name="P1">If a programming language is strict regarding the specifications of data types they are</text:p>
      <text:p text:style-name="P1">called strongly typed programming languages while if a programming language</text:p>
      <text:p text:style-name="P1">doesn’t demand much regarding the specifications of the data types they are called</text:p>
      <text:p text:style-name="P1">loosely typed languages.</text:p>
      <text:p text:style-name="P1">Java can be considered as both statically typed and dynamically typed languages</text:p>
      <text:p text:style-name="P1">because the type is checked during both compile time and run time. And java is strict</text:p>
      <text:p text:style-name="P1">regarding the data type therefore it is a strongly typed programming language.</text:p>
      <text:p text:style-name="P1"/>
      <text:p text:style-name="P4">2.</text:p>
      <text:p text:style-name="P2">Case sensitive programming languages are the languages where upper case and lower</text:p>
      <text:p text:style-name="P2">case letters are treated as distinct when using variables , functions and other</text:p>
      <text:p text:style-name="P2">identifiers. In case insensitive programming languages upper and lower cases are</text:p>
      <text:p text:style-name="P2">treated equivalently. In case sensitive – insensitive programming languages some</text:p>
      <text:p text:style-name="P2">identifiers may treat upper case and lower case as distinct and some identifiers may</text:p>
      <text:p text:style-name="P2">be case insensitive.</text:p>
      <text:p text:style-name="P2">Java is a case sensitive language.</text:p>
      <text:p text:style-name="P2"/>
      <text:p text:style-name="P4">3.</text:p>
      <text:p text:style-name="P2">Identity conversion is the conversion between two instances of the same data type.</text:p>
      <text:p text:style-name="P2">Example:</text:p>
      <text:p text:style-name="P2">1.int value1 = 10;</text:p>
      <text:p text:style-name="P2"><text:s text:c="3"/>int value2;</text:p>
      <text:p text:style-name="P2"><text:s text:c="3"/>value2 = value1; //identity conversion</text:p>
      <text:p text:style-name="P2"/>
      <text:p text:style-name="P2">2.String name1 = “Kasun”;</text:p>
      <text:p text:style-name="P2"><text:s text:c="3"/>String name2;</text:p>
      <text:p text:style-name="P2"><text:s text:c="3"/>name2 = name1;</text:p>
      <text:p text:style-name="P1"/>
      <text:p text:style-name="P5">4.</text:p>
      <text:p text:style-name="P1">Primitive widening conversion is the conversion from a data type with small bit size</text:p>
      <text:p text:style-name="P1">to a data type with larger bit size (in the direction of arrow in the following diagram</text:p>
      <text:p text:style-name="P1">from byte data type to char type). Therefore no information is lost. When converted</text:p>
      <text:p text:style-name="P1">to float or double data types, precision may be lost because they store bit values</text:p>
      <text:p text:style-name="P1">according to IEEE- 754 standard.</text:p>
      <text:p text:style-name="P1"><draw:custom-shape text:anchor-type="paragraph" draw:z-index="4" draw:name="Shape 5" draw:style-name="gr1" draw:text-style-name="P19" svg:width="0.3961in" svg:height="0.2504in" svg:x="1.6902in" svg:y="0.1839in"><text:p text:style-name="P18">char</text:p><draw:enhanced-geometry svg:viewBox="0 0 21600 21600" draw:type="rectangle" draw:enhanced-path="M 0 0 L 21600 0 21600 21600 0 21600 0 0 Z N"/></draw:custom-shape><draw:custom-shape text:anchor-type="paragraph" draw:z-index="21" draw:name="Shape 13" draw:style-name="gr1" draw:text-style-name="P19" svg:width="0.3961in" svg:height="0.2504in" svg:x="2.0862in" svg:y="0.1839in"><text:p text:style-name="P18">(16 bits)</text:p><draw:enhanced-geometry svg:viewBox="0 0 21600 21600" draw:type="rectangle" draw:enhanced-path="M 0 0 L 21600 0 21600 21600 0 21600 0 0 Z N"/></draw:custom-shape></text:p>
      <text:p text:style-name="P3"><draw:line text:anchor-type="paragraph" draw:z-index="10" draw:name="Line 4" draw:style-name="gr2" draw:text-style-name="P20" svg:x1="1.8776in" svg:y1="0.1634in" svg:x2="1.8673in" svg:y2="0.5488in"><text:p/></draw:line></text:p>
      <text:p text:style-name="P3"/>
      <text:p text:style-name="P3"><draw:custom-shape text:anchor-type="paragraph" draw:z-index="0" draw:name="Shape 1" draw:style-name="gr1" draw:text-style-name="P19" svg:width="0.3961in" svg:height="0.2504in" svg:x="-0.0075in" svg:y="0.039in"><text:p text:style-name="P18">byte</text:p><draw:enhanced-geometry svg:viewBox="0 0 21600 21600" draw:type="rectangle" draw:enhanced-path="M 0 0 L 21600 0 21600 21600 0 21600 0 0 Z N"/></draw:custom-shape><draw:custom-shape text:anchor-type="paragraph" draw:z-index="1" draw:name="Shape 2" draw:style-name="gr1" draw:text-style-name="P19" svg:width="0.3961in" svg:height="0.2504in" svg:x="0.8571in" svg:y="0.039in"><text:p text:style-name="P18">short</text:p><draw:enhanced-geometry svg:viewBox="0 0 21600 21600" draw:type="rectangle" draw:enhanced-path="M 0 0 L 21600 0 21600 21600 0 21600 0 0 Z N"/></draw:custom-shape><draw:custom-shape text:anchor-type="paragraph" draw:z-index="2" draw:name="Shape 3" draw:style-name="gr1" draw:text-style-name="P19" svg:width="0.3961in" svg:height="0.2504in" svg:x="1.6799in" svg:y="0.0492in"><text:p text:style-name="P18">int</text:p><draw:enhanced-geometry svg:viewBox="0 0 21600 21600" draw:type="rectangle" draw:enhanced-path="M 0 0 L 21600 0 21600 21600 0 21600 0 0 Z N"/></draw:custom-shape><draw:custom-shape text:anchor-type="paragraph" draw:z-index="3" draw:name="Shape 4" draw:style-name="gr1" draw:text-style-name="P19" svg:width="0.3961in" svg:height="0.2504in" svg:x="2.5236in" svg:y="0.039in"><text:p text:style-name="P18">long</text:p><draw:enhanced-geometry svg:viewBox="0 0 21600 21600" draw:type="rectangle" draw:enhanced-path="M 0 0 L 21600 0 21600 21600 0 21600 0 0 Z N"/></draw:custom-shape><draw:line text:anchor-type="paragraph" draw:z-index="7" draw:name="Line 1" draw:style-name="gr2" draw:text-style-name="P20" svg:x1="0.3882in" svg:y1="0.1429in" svg:x2="0.8047in" svg:y2="0.1531in"><text:p/></draw:line><draw:line text:anchor-type="paragraph" draw:z-index="8" draw:name="Line 2" draw:style-name="gr2" draw:text-style-name="P20" svg:x1="1.3362in" svg:y1="0.1638in" svg:x2="1.7528in" svg:y2="0.174in"><text:p/></draw:line><draw:line text:anchor-type="paragraph" draw:z-index="9" draw:name="Line 3" draw:style-name="gr2" draw:text-style-name="P20" svg:x1="2.0756in" svg:y1="0.1846in" svg:x2="2.4921in" svg:y2="0.1949in"><text:p/></draw:line><draw:custom-shape text:anchor-type="paragraph" draw:z-index="20" draw:name="Shape 12" draw:style-name="gr1" draw:text-style-name="P19" svg:width="0.3961in" svg:height="0.2504in" svg:x="3.0028in" svg:y="0.1118in"><text:p text:style-name="P18">(64 bits)</text:p><draw:enhanced-geometry svg:viewBox="0 0 21600 21600" draw:type="rectangle" draw:enhanced-path="M 0 0 L 21600 0 21600 21600 0 21600 0 0 Z N"/></draw:custom-shape></text:p>
      <text:p text:style-name="P3"><draw:line text:anchor-type="paragraph" draw:z-index="12" draw:name="Line 6" draw:style-name="gr2" draw:text-style-name="P20" svg:x1="1.8776in" svg:y1="0.0756in" svg:x2="1.8673in" svg:y2="0.5547in"><text:p/></draw:line><draw:line text:anchor-type="paragraph" draw:z-index="13" draw:name="Line 7" draw:style-name="gr2" draw:text-style-name="P20" svg:x1="2.6902in" svg:y1="0.0654in" svg:x2="2.7004in" svg:y2="0.5654in"><text:p/></draw:line><draw:line text:anchor-type="paragraph" draw:z-index="14" draw:name="Line 8" draw:style-name="gr2" draw:text-style-name="P20" svg:x1="2.5028in" svg:y1="0.1228in" svg:x2="2.0756in" svg:y2="0.6236in"><text:p/></draw:line><draw:line text:anchor-type="paragraph" draw:z-index="15" draw:name="Line 9" draw:style-name="gr2" draw:text-style-name="P20" svg:x1="2.128in" svg:y1="0.1228in" svg:x2="2.576in" svg:y2="0.5654in"><text:p/></draw:line><draw:custom-shape text:anchor-type="paragraph" draw:z-index="16" draw:name="Shape 8" draw:style-name="gr1" draw:text-style-name="P19" svg:width="0.3961in" svg:height="0.2504in" svg:x="-0.0075in" svg:y="0.0654in"><text:p text:style-name="P18">(8 bits)</text:p><draw:enhanced-geometry svg:viewBox="0 0 21600 21600" draw:type="rectangle" draw:enhanced-path="M 0 0 L 21600 0 21600 21600 0 21600 0 0 Z N"/></draw:custom-shape><draw:custom-shape text:anchor-type="paragraph" draw:z-index="17" draw:name="Shape 9" draw:style-name="gr1" draw:text-style-name="P19" svg:width="0.3961in" svg:height="0.2504in" svg:x="0.8571in" svg:y="0.0654in"><text:p text:style-name="P18">(16 bits)</text:p><draw:enhanced-geometry svg:viewBox="0 0 21600 21600" draw:type="rectangle" draw:enhanced-path="M 0 0 L 21600 0 21600 21600 0 21600 0 0 Z N"/></draw:custom-shape><draw:custom-shape text:anchor-type="paragraph" draw:z-index="18" draw:name="Shape 10" draw:style-name="gr1" draw:text-style-name="P19" svg:width="0.3961in" svg:height="0.2504in" svg:x="1.6382in" svg:y="0.0134in"><text:p text:style-name="P18">(32 bits)</text:p><draw:enhanced-geometry svg:viewBox="0 0 21600 21600" draw:type="rectangle" draw:enhanced-path="M 0 0 L 21600 0 21600 21600 0 21600 0 0 Z N"/></draw:custom-shape></text:p>
      <text:p text:style-name="P3"/>
      <text:p text:style-name="P3"><draw:custom-shape text:anchor-type="paragraph" draw:z-index="5" draw:name="Shape 6" draw:style-name="gr3" draw:text-style-name="P22" svg:width="0.3969in" svg:height="0.2512in" svg:x="1.7008in" svg:y="0.1764in"><text:p text:style-name="P21"><text:span text:style-name="T1">f</text:span><text:span text:style-name="T1">l</text:span><text:span text:style-name="T1">o</text:span><text:span text:style-name="T1">a</text:span><text:span text:style-name="T1">t</text:span></text:p><draw:enhanced-geometry svg:viewBox="0 0 21600 21600" draw:type="rectangle" draw:enhanced-path="M 0 0 L 21600 0 21600 21600 0 21600 0 0 Z N"/></draw:custom-shape><draw:custom-shape text:anchor-type="paragraph" draw:z-index="6" draw:name="Shape 7" draw:style-name="gr1" draw:text-style-name="P19" svg:width="0.3961in" svg:height="0.2504in" svg:x="2.5756in" svg:y="0.1693in"><text:p text:style-name="P18">double</text:p><draw:enhanced-geometry svg:viewBox="0 0 21600 21600" draw:type="rectangle" draw:enhanced-path="M 0 0 L 21600 0 21600 21600 0 21600 0 0 Z N"/></draw:custom-shape><draw:line text:anchor-type="paragraph" draw:z-index="11" draw:name="Line 5" draw:style-name="gr2" draw:text-style-name="P20" svg:x1="2.0972in" svg:y1="0.2992in" svg:x2="2.5138in" svg:y2="0.3094in"><text:p/></draw:line><draw:custom-shape text:anchor-type="paragraph" draw:z-index="19" draw:name="Shape 11" draw:style-name="gr1" draw:text-style-name="P19" svg:width="0.3961in" svg:height="0.2504in" svg:x="1.7016in" svg:y="0.3783in"><text:p text:style-name="P18">(32 bits)</text:p><draw:enhanced-geometry svg:viewBox="0 0 21600 21600" draw:type="rectangle" draw:enhanced-path="M 0 0 L 21600 0 21600 21600 0 21600 0 0 Z N"/></draw:custom-shape><draw:custom-shape text:anchor-type="paragraph" draw:z-index="22" draw:name="Shape 14" draw:style-name="gr1" draw:text-style-name="P19" svg:width="0.3961in" svg:height="0.2504in" svg:x="2.628in" svg:y="0.3472in"><text:p text:style-name="P18">(64 bits)</text:p><draw:enhanced-geometry svg:viewBox="0 0 21600 21600" draw:type="rectangle" draw:enhanced-path="M 0 0 L 21600 0 21600 21600 0 21600 0 0 Z N"/></draw:custom-shape></text:p>
      <text:p text:style-name="P3"><text:soft-page-break/></text:p>
      <text:p text:style-name="P3"/>
      <text:p text:style-name="P3">Example :</text:p>
      <text:p text:style-name="P3">1. byte b1 = 10;</text:p>
      <text:p text:style-name="P3">short s1 = b1; // widening primitive conversion</text:p>
      <text:p text:style-name="P3">2. short s2 = 51;</text:p>
      <text:p text:style-name="P3">int intnum = s2; // widening primitive conversion</text:p>
      <text:p text:style-name="P3">3. float f1 = 10.5f;</text:p>
      <text:p text:style-name="P3">double d1 = f1;</text:p>
      <text:p text:style-name="P3"/>
      <text:p text:style-name="P6">5.</text:p>
      <text:p text:style-name="P12">Compile time constants are computed when the code is being compiled but run time</text:p>
      <text:p text:style-name="P12">constants are computed when the code is running (by the JVM). The value of the run</text:p>
      <text:p text:style-name="P12">time constants may change every time the code is run but the value of a compile time</text:p>
      <text:p text:style-name="P12">constant will never be changed after the assignment.</text:p>
      <text:p text:style-name="P12"/>
      <text:p text:style-name="P12">Examples :</text:p>
      <text:p text:style-name="P12">final int x = 5; //compile time constant.</text:p>
      <text:p text:style-name="P12">final int y = 3* (int) Math.random(); //run time constant. Value of ‘y’ may be changed</text:p>
      <text:p text:style-name="P12">because value of random number changes every time it runs.</text:p>
      <text:p text:style-name="P3"/>
      <text:p text:style-name="P3"/>
      <text:p text:style-name="P7">6.</text:p>
      <text:p text:style-name="P13">Implicit narrowing primitive conversion is conversion from a data type with higher</text:p>
      <text:p text:style-name="P13">bit size to a type with lower bit size automatically. Explicit narrowing primitive</text:p>
      <text:p text:style-name="P13">conversion is done by hard coding when converting from a data type with higher bit</text:p>
      <text:p text:style-name="P13">size to a data type with lower bit size.</text:p>
      <text:p text:style-name="P13"/>
      <text:p text:style-name="P13">In order to occur implicit narrowing conversion it should be an assignment context</text:p>
      <text:p text:style-name="P13">and two conditions must be fulfilled.</text:p>
      <text:p text:style-name="P13"/>
      <text:p text:style-name="P13">Condition 1 : Assigning value should be a compile time constant.</text:p>
      <text:p text:style-name="P13">Condition 2 : The value should be in the range of the type it assigned.</text:p>
      <text:p text:style-name="P3"/>
      <text:p text:style-name="P8">7.</text:p>
      <text:p text:style-name="P14">When converting from a long type to a float type, there may be loss of precision. The</text:p>
      <text:p text:style-name="P14">range of float is broader than long therefore although it may result in loss of</text:p>
      <text:p text:style-name="P14">precision, the magnitude is representable according to the IEEE – 754. Therefore</text:p>
      <text:p text:style-name="P14">there will be no exception when compiling.</text:p>
      <text:p text:style-name="P14"/>
      <text:p text:style-name="P9">8.</text:p>
      <text:p text:style-name="P15">In Java, int and double types are set as default data types for integer literals and</text:p>
      <text:p text:style-name="P15">floating point literals because of the design goals of Java language.</text:p>
      <text:p text:style-name="P15"/>
      <text:p text:style-name="P15"/>
      <text:p text:style-name="P10"><text:soft-page-break/>9.</text:p>
      <text:p text:style-name="P16">Implicit narrowing primitive conversion are only allowed among byte, char, int, and</text:p>
      <text:p text:style-name="P16">short because their sizes and ranges are well defined causing less unintended data</text:p>
      <text:p text:style-name="P16">losses.</text:p>
      <text:p text:style-name="P16"/>
      <text:p text:style-name="P11">10.</text:p>
      <text:p text:style-name="P17">Widening and narrowing primitive conversion is that the conversion is occurred in</text:p>
      <text:p text:style-name="P17">two steps as first widening and then narrowing conversion.</text:p>
      <text:p text:style-name="P15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22:17:38.585500708</meta:creation-date>
    <meta:generator>LibreOffice/7.3.7.2$Linux_X86_64 LibreOffice_project/30$Build-2</meta:generator>
    <dc:date>2023-08-04T23:02:53.540298282</dc:date>
    <meta:editing-duration>PT24M25S</meta:editing-duration>
    <meta:editing-cycles>13</meta:editing-cycles>
    <meta:document-statistic meta:table-count="0" meta:image-count="0" meta:object-count="0" meta:page-count="3" meta:paragraph-count="74" meta:word-count="636" meta:character-count="3758" meta:non-whitespace-character-count="3182"/>
  </office:meta>
</office:document-meta>
</file>